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397" officeooo:paragraph-rsid="0002b3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/text:p>
      <text:p text:style-name="P1"><text:s text:c="4"/>public void imprimir(ArrayList listado,Integer tipoComprobante) throws SQLException, IOException<text:tab/>{</text:p>
      <text:p text:style-name="P1"><text:tab/><text:tab/>//LO COLOCO EN UN try/catch PORQUE PUEDEN CANCELAR LA IMPRESION</text:p>
      <text:p text:style-name="P1"><text:s text:c="12"/></text:p>
      <text:p text:style-name="P1"><text:tab/><text:tab/>//try</text:p>
      <text:p text:style-name="P1"><text:tab/>//<text:tab/>{</text:p>
      <text:p text:style-name="P1"><text:tab/><text:tab/><text:tab/>pagina = pj.getGraphics();</text:p>
      <text:p text:style-name="P1"><text:s text:c="24"/>//pagina=pj.jobAttributes;</text:p>
      <text:p text:style-name="P1"><text:tab/><text:tab/><text:tab/>pagina.setFont(fuente);</text:p>
      <text:p text:style-name="P1"><text:tab/><text:tab/><text:tab/>pagina.setColor(Color.black);</text:p>
      <text:p text:style-name="P1"><text:s text:c="24"/>DecimalFormat fr=new DecimalFormat("#####.##");</text:p>
      <text:p text:style-name="P1"><text:s text:c="24"/>int a=0;</text:p>
      <text:p text:style-name="P1"><text:s text:c="24"/>int renglon=10;</text:p>
      <text:p text:style-name="P1"><text:s text:c="24"/>int columna=150;</text:p>
      <text:p text:style-name="P1"><text:s text:c="24"/>int columna1=20;</text:p>
      <text:p text:style-name="P1"><text:s text:c="24"/>int renglonImagen=10;</text:p>
      <text:p text:style-name="P1"><text:s text:c="24"/>//String condicionDeVenta=null;</text:p>
      <text:p text:style-name="P1"><text:s text:c="24"/>Generable genera=new Cuotas();</text:p>
      <text:p text:style-name="P1"><text:s text:c="32"/>Cuotas cuota=new Cuotas();</text:p>
      <text:p text:style-name="P1"><text:s text:c="32"/>Planes plan=new Planes();</text:p>
      <text:p text:style-name="P1"><text:s text:c="32"/>Generable gen=new Planes();</text:p>
      <text:p text:style-name="P1"><text:s text:c="32"/>Adeudable adeu=new ClientesTango();</text:p>
      <text:p text:style-name="P1"><text:s text:c="32"/>ClientesTango cliente=new ClientesTango();</text:p>
      <text:p text:style-name="P1"><text:s text:c="32"/>BufferedImage imagen;</text:p>
      <text:p text:style-name="P1"><text:s text:c="32"/>Iterator il;</text:p>
      <text:p text:style-name="P1"><text:s text:c="32"/>String vencimiento="";</text:p>
      <text:p text:style-name="P1"><text:s text:c="32"/>int b=0;</text:p>
      <text:p text:style-name="P1"><text:s text:c="32"/>int renglonNuevo=0;</text:p>
      <text:p text:style-name="P1"><text:s text:c="24"/>switch (tipoComprobante){</text:p>
      <text:p text:style-name="P1"><text:s text:c="28"/>case 9:</text:p>
      <text:p text:style-name="P1"><text:s text:c="64"/></text:p>
      <text:p text:style-name="P1"><text:s text:c="32"/></text:p>
      <text:p text:style-name="P1"><text:s text:c="32"/></text:p>
      <text:p text:style-name="P1"><text:s text:c="32"/>//Image imagen1=.getImage("C://Gestion//imagen//encabezado.jpg");</text:p>
      <text:p text:style-name="P1"><text:s text:c="32"/></text:p>
      <text:p text:style-name="P1"><text:s text:c="32"/>//imagen.getGraphics () ;</text:p>
      <text:p text:style-name="P1"><text:s text:c="32"/>//Graphics g = pj.getGraphics (); </text:p>
      <text:p text:style-name="P1"><text:s text:c="32"/>//g.drawImage (imagen, 0, 0,798, 497, Color.white, null); </text:p>
      <text:p text:style-name="P1"><text:s text:c="32"/>//g.dispose (); </text:p>
      <text:p text:style-name="P1"><text:s text:c="32"/>il=listado.listIterator();</text:p>
      <text:p text:style-name="P1"><text:s text:c="32"/>b=0;</text:p>
      <text:p text:style-name="P1"><text:s text:c="32"/></text:p>
      <text:p text:style-name="P1"><text:s text:c="32"/>//int ba=0;</text:p>
      <text:p text:style-name="P1"><text:s text:c="32"/>while(il.hasNext()){</text:p>
      <text:p text:style-name="P1"><text:s text:c="36"/>a++;</text:p>
      <text:p text:style-name="P1"><text:s text:c="36"/>b++;</text:p>
      <text:p text:style-name="P1"><text:s text:c="36"/></text:p>
      <text:p text:style-name="P1"><text:s text:c="36"/>cliente=(ClientesTango)il.next();</text:p>
      <text:p text:style-name="P1"><text:s text:c="36"/></text:p>
      <text:p text:style-name="P1"><text:s text:c="36"/>//encabezado</text:p>
      <text:p text:style-name="P1"><text:soft-page-break/><text:s text:c="36"/>//renglon=20;</text:p>
      <text:p text:style-name="P1"><text:s text:c="36"/>//columna=90;</text:p>
      <text:p text:style-name="P1"><text:s text:c="36"/>if(b==9){</text:p>
      <text:p text:style-name="P1"><text:s text:c="40"/>//b=1;</text:p>
      <text:p text:style-name="P1"><text:s text:c="40"/>pagina.dispose();</text:p>
      <text:p text:style-name="P1"><text:s text:c="40"/>pagina = pj.getGraphics();</text:p>
      <text:p text:style-name="P1"><text:s text:c="24"/>//pagina=pj.jobAttributes;</text:p>
      <text:p text:style-name="P1"><text:tab/><text:tab/><text:tab/>pagina.setFont(fuente);</text:p>
      <text:p text:style-name="P1"><text:tab/><text:tab/><text:tab/>pagina.setColor(Color.black);</text:p>
      <text:p text:style-name="P1"><text:s text:c="24"/>//DecimalFormat fr=new DecimalFormat("#####.##");</text:p>
      <text:p text:style-name="P1"><text:s text:c="40"/>b=1;</text:p>
      <text:p text:style-name="P1"><text:s text:c="40"/>renglon=10;</text:p>
      <text:p text:style-name="P1"><text:s text:c="40"/>columna=150;</text:p>
      <text:p text:style-name="P1"><text:s text:c="40"/>columna1=20;</text:p>
      <text:p text:style-name="P1"><text:s text:c="40"/>renglonImagen=10;</text:p>
      <text:p text:style-name="P1"><text:s text:c="40"/></text:p>
      <text:p text:style-name="P1"><text:s text:c="36"/>}</text:p>
      <text:p text:style-name="P1"><text:s text:c="36"/>if(a==1){</text:p>
      <text:p text:style-name="P1"><text:s text:c="40"/>//pagina.drawImage(imagen,columna1,renglonImagen,null);</text:p>
      <text:p text:style-name="P1"/>
      <text:p text:style-name="P1"><text:s text:c="40"/>//Graphics g = pj.getGraphics (); </text:p>
      <text:p text:style-name="P1"><text:s text:c="40"/>//g.drawImage (imagen, 0, 0,798, 497, Color.white, null);</text:p>
      <text:p text:style-name="P1"><text:s text:c="40"/>//pagina=g;</text:p>
      <text:p text:style-name="P1"><text:s text:c="40"/>//imagen= ImageIO.read(new File("C://Gestion//imagen//aseavyt-logogrande.jpg"));</text:p>
      <text:p text:style-name="P1"><text:s text:c="40"/>//pagina.drawImage(imagen,10,renglon,270,63, null);</text:p>
      <text:p text:style-name="P1"><text:s text:c="40"/>renglonNuevo= renglon + 53;</text:p>
      <text:p text:style-name="P1"><text:s text:c="40"/>System.out.println("renglonNuevo "+renglonNuevo);</text:p>
      <text:p text:style-name="P1"><text:s text:c="40"/></text:p>
      <text:p text:style-name="P1"><text:s text:c="40"/>//pagina.drawString("San Martin 2819 P.A. Of. 1 - Tel: 0342-4532651",15,renglonNuevo + 20);</text:p>
      <text:p text:style-name="P1"><text:s text:c="40"/>//renglon=renglon + 10;</text:p>
      <text:p text:style-name="P1"><text:s text:c="40"/>//pagina.drawString("E-mail: aseavyt@gigared.com - CUIT.:30-61200162-2",15,renglonNuevo + 30);</text:p>
      <text:p text:style-name="P1"><text:s text:c="40"/>//pagina.drawLine(10, renglonNuevo + 40, 290,renglonNuevo + 40);</text:p>
      <text:p text:style-name="P1"><text:s text:c="40"/>//renglon=renglon + 10;</text:p>
      <text:p text:style-name="P1"><text:s text:c="40"/>//pagina.drawString("E-mail: aseavyt@gigared.com",columna,renglon);</text:p>
      <text:p text:style-name="P1"><text:s text:c="40"/>//renglon=renglon + 10;</text:p>
      <text:p text:style-name="P1"><text:s text:c="40"/>//pagina.setFont(fuente3);</text:p>
      <text:p text:style-name="P1"><text:s text:c="40"/>//pagina.drawString("CUIT.:30-61200162-2",columna,renglon);</text:p>
      <text:p text:style-name="P1"><text:s text:c="40"/>//pagina.setFont(fuente1);</text:p>
      <text:p text:style-name="P1"><text:s text:c="40"/>imagen= ImageIO.read(new File("C://Gestion//imagen//Firma.png"));</text:p>
      <text:p text:style-name="P1"><text:s text:c="40"/></text:p>
      <text:p text:style-name="P1"><text:s text:c="40"/>renglon=renglonNuevo + 40;</text:p>
      <text:p text:style-name="P1"><text:s text:c="40"/>pagina.drawImage(imagen,200,renglon - 20,30,63, null);</text:p>
      <text:p text:style-name="P1"><text:s text:c="40"/>//cuerpo</text:p>
      <text:p text:style-name="P1"><text:s text:c="40"/>pagina.setFont(fuente6);</text:p>
      <text:p text:style-name="P1"><text:s text:c="40"/>pagina.drawString(cliente.getRazonSocial(),columna1 + 18,renglon);</text:p>
      <text:p text:style-name="P1"><text:s text:c="40"/>renglon=renglon + 12;</text:p>
      <text:p text:style-name="P1"><text:s text:c="40"/>pagina.drawString(cliente.getDireccion(),columna1 + 18,renglon);</text:p>
      <text:p text:style-name="P1"><text:s text:c="40"/>renglon=renglon + 12;</text:p>
      <text:p text:style-name="P1"><text:s text:c="40"/>pagina.drawString(cliente.getLocalidad(),columna1 + 18,renglon);</text:p>
      <text:p text:style-name="P1"><text:soft-page-break/><text:s text:c="40"/>// pie</text:p>
      <text:p text:style-name="P1"><text:s text:c="40"/>renglon=renglon + 20;</text:p>
      <text:p text:style-name="P1"><text:s text:c="40"/>pagina.setFont(fuente);</text:p>
      <text:p text:style-name="P1"><text:s text:c="40"/>//pagina.drawString("IMPORTE",columna1,renglon);</text:p>
      <text:p text:style-name="P1"><text:s text:c="40"/>//pagina.drawString("SOCIO",columna1 + 80,renglon);</text:p>
      <text:p text:style-name="P1"><text:s text:c="40"/>//pagina.drawString("FECHA",columna1 + 140,renglon);</text:p>
      <text:p text:style-name="P1"><text:s text:c="40"/>renglon=renglon + 38;</text:p>
      <text:p text:style-name="P1"><text:s text:c="40"/>pagina.setFont(fuente9);</text:p>
      <text:p text:style-name="P1"><text:s text:c="40"/>cuota=(Cuotas)genera.Cargar(1);</text:p>
      <text:p text:style-name="P1"><text:s text:c="40"/>plan=(Planes)gen.Cargar(cliente.getListaDePrecios());</text:p>
      <text:p text:style-name="P1"><text:s text:c="40"/>vencimiento=cuota.getVencimiento1().substring(5);</text:p>
      <text:p text:style-name="P1"><text:s text:c="40"/>pagina.drawString("$"+plan.getMonto1()+" hasta "+vencimiento,columna1+11,renglon);</text:p>
      <text:p text:style-name="P1"><text:s text:c="40"/>renglon=renglon + 7;</text:p>
      <text:p text:style-name="P1"><text:s text:c="40"/>vencimiento=cuota.getVencimiento2().substring(5);</text:p>
      <text:p text:style-name="P1"><text:s text:c="40"/>pagina.drawString("$"+plan.getMonto2()+" hasta "+vencimiento,columna1 + 11,renglon);</text:p>
      <text:p text:style-name="P1"><text:s text:c="40"/>pagina.drawString(String.valueOf(cliente.getCodigoId()),columna1 + 95,renglon);</text:p>
      <text:p text:style-name="P1"><text:s text:c="40"/>pagina.drawString(cuota.getPeriodo(),columna1 + 150,renglon);</text:p>
      <text:p text:style-name="P1"><text:s text:c="40"/>pagina.setFont(fuente9);</text:p>
      <text:p text:style-name="P1"><text:s text:c="40"/>pagina.drawString("CPN. JOSE G GIANDOMENICO",columna1 + 160,renglon-47);</text:p>
      <text:p text:style-name="P1"><text:s text:c="40"/>pagina.drawString("TESORERO",columna1 + 180,renglon -35);</text:p>
      <text:p text:style-name="P1"><text:s text:c="40"/>pagina.setFont(fuente);</text:p>
      <text:p text:style-name="P1"><text:s text:c="40"/>//pagina.drawImage(imagen,columna1,renglonImagen,null);</text:p>
      <text:p text:style-name="P1"><text:s text:c="40"/>System.out.println("renglon tiene que estar en 10 esta en "+renglon);</text:p>
      <text:p text:style-name="P1"><text:s text:c="40"/>renglon=renglon - 182;</text:p>
      <text:p text:style-name="P1"><text:s text:c="40"/>//renglonImagen=renglon - 10;</text:p>
      <text:p text:style-name="P1"><text:s text:c="40"/>System.out.println("puntos "+columna+" "+columna1+" "+renglon+" "+renglonImagen+" "+a);</text:p>
      <text:p text:style-name="P1"><text:s text:c="36"/>}else{</text:p>
      <text:p text:style-name="P1"><text:s text:c="40"/>columna=columna +290;</text:p>
      <text:p text:style-name="P1"><text:s text:c="40"/>columna1=columna1 + 290;</text:p>
      <text:p text:style-name="P1"><text:s text:c="40"/>//imagen= ImageIO.read(new File("C://Gestion//imagen//aseavyt-logogrande.jpg"));</text:p>
      <text:p text:style-name="P1"><text:s text:c="40"/>//pagina.drawImage(imagen,300,renglonImagen,270,63, null);</text:p>
      <text:p text:style-name="P1"><text:s text:c="40"/></text:p>
      <text:p text:style-name="P1"><text:s text:c="40"/>renglonNuevo= renglon + 53;</text:p>
      <text:p text:style-name="P1"><text:s text:c="40"/>System.out.println("renglonNuevo "+renglonNuevo);</text:p>
      <text:p text:style-name="P1"><text:s text:c="40"/></text:p>
      <text:p text:style-name="P1"><text:s text:c="40"/>//pagina.drawString("San Martin 2819 P.A. Of. 1 - Tel: 0342-4532651",columna1,renglonNuevo + 20);</text:p>
      <text:p text:style-name="P1"><text:s text:c="40"/>//renglon=renglon + 10;</text:p>
      <text:p text:style-name="P1"><text:s text:c="40"/>//pagina.drawString("E-mail: aseavyt@gigared.com - CUIT.:30-61200162-2",columna1,renglonNuevo + 30);</text:p>
      <text:p text:style-name="P1"><text:s text:c="40"/>//pagina.drawLine(columna1, renglonNuevo + 40, columna1 + 290,renglonNuevo + 40);</text:p>
      <text:p text:style-name="P1"><text:s text:c="40"/>//renglon=renglon + 10;</text:p>
      <text:p text:style-name="P1"><text:s text:c="40"/>//pagina.drawString("E-mail: aseavyt@gigared.com",columna,renglon);</text:p>
      <text:p text:style-name="P1"><text:s text:c="40"/>//renglon=renglon + 10;</text:p>
      <text:p text:style-name="P1"><text:s text:c="40"/>//pagina.setFont(fuente3);</text:p>
      <text:p text:style-name="P1"><text:soft-page-break/><text:s text:c="40"/>//pagina.drawString("CUIT.:30-61200162-2",columna,renglon);</text:p>
      <text:p text:style-name="P1"><text:s text:c="40"/>//pagina.setFont(fuente1);</text:p>
      <text:p text:style-name="P1"><text:s text:c="40"/>imagen= ImageIO.read(new File("C://Gestion//imagen//Firma.png"));</text:p>
      <text:p text:style-name="P1"><text:s text:c="40"/></text:p>
      <text:p text:style-name="P1"><text:s text:c="40"/>renglon=renglonNuevo + 40;</text:p>
      <text:p text:style-name="P1"><text:s text:c="40"/>pagina.drawImage(imagen,columna1 + 200,renglon -20,30,63, null);</text:p>
      <text:p text:style-name="P1"><text:s text:c="40"/></text:p>
      <text:p text:style-name="P1"><text:s text:c="40"/>//pagina.drawImage(imagen,columna1,renglon, null);</text:p>
      <text:p text:style-name="P1"><text:s text:c="42"/>/* <text:s/></text:p>
      <text:p text:style-name="P1"><text:s text:c="40"/>pagina.drawString("San Martin 2819 P.A. Of. 1",columna,renglon);</text:p>
      <text:p text:style-name="P1"><text:s text:c="40"/>renglon=renglon + 10;</text:p>
      <text:p text:style-name="P1"><text:s text:c="40"/>pagina.drawString("Tel: 0342-4532651",columna,renglon);</text:p>
      <text:p text:style-name="P1"><text:s text:c="40"/>renglon=renglon + 10;</text:p>
      <text:p text:style-name="P1"><text:s text:c="40"/>pagina.drawString("E-mail: aseavyt@gigared.com",columna,renglon);</text:p>
      <text:p text:style-name="P1"><text:s text:c="40"/>renglon=renglon + 10;</text:p>
      <text:p text:style-name="P1"><text:s text:c="40"/>pagina.setFont(fuente3);</text:p>
      <text:p text:style-name="P1"><text:s text:c="40"/>pagina.drawString("CUIT.:30-61200162-2",columna,renglon);</text:p>
      <text:p text:style-name="P1"><text:s text:c="40"/>pagina.setFont(fuente1);</text:p>
      <text:p text:style-name="P1"><text:s text:c="44"/>*/</text:p>
      <text:p text:style-name="P1"><text:s text:c="40"/>//renglon=renglon + 105;</text:p>
      <text:p text:style-name="P1"><text:s text:c="40"/>//cuerpo</text:p>
      <text:p text:style-name="P1"><text:s text:c="40"/>pagina.setFont(fuente6);</text:p>
      <text:p text:style-name="P1"><text:s text:c="40"/>pagina.drawString(cliente.getRazonSocial(),columna1 + 18,renglon);</text:p>
      <text:p text:style-name="P1"><text:s text:c="40"/>renglon=renglon + 12;</text:p>
      <text:p text:style-name="P1"><text:s text:c="40"/>pagina.drawString(cliente.getDireccion(),columna1 + 18,renglon);</text:p>
      <text:p text:style-name="P1"><text:s text:c="40"/>renglon=renglon + 12;</text:p>
      <text:p text:style-name="P1"><text:s text:c="40"/>pagina.drawString(cliente.getLocalidad(),columna1 + 18,renglon);</text:p>
      <text:p text:style-name="P1"><text:s text:c="40"/>// pie</text:p>
      <text:p text:style-name="P1"><text:s text:c="40"/>renglon=renglon + 20;</text:p>
      <text:p text:style-name="P1"><text:s text:c="40"/>//pagina.setFont(fuente);</text:p>
      <text:p text:style-name="P1"><text:s text:c="40"/>//pagina.drawString("IMPORTE",columna1,renglon);</text:p>
      <text:p text:style-name="P1"><text:s text:c="40"/>//pagina.drawString("SOCIO",columna1 + 80,renglon);</text:p>
      <text:p text:style-name="P1"><text:s text:c="40"/>//pagina.drawString("FECHA",columna1 + 140,renglon);</text:p>
      <text:p text:style-name="P1"><text:s text:c="40"/>renglon=renglon + 38;</text:p>
      <text:p text:style-name="P1"><text:s text:c="40"/>pagina.setFont(fuente9);</text:p>
      <text:p text:style-name="P1"><text:s text:c="40"/>cuota=(Cuotas)genera.Cargar(1);</text:p>
      <text:p text:style-name="P1"><text:s text:c="40"/>plan=(Planes)gen.Cargar(cliente.getListaDePrecios());</text:p>
      <text:p text:style-name="P1"><text:s text:c="40"/>vencimiento=cuota.getVencimiento1().substring(5);</text:p>
      <text:p text:style-name="P1"><text:s text:c="40"/>pagina.drawString("$"+plan.getMonto1()+" hasta "+vencimiento,columna1 + 11,renglon);</text:p>
      <text:p text:style-name="P1"><text:s text:c="40"/>renglon=renglon + 7;</text:p>
      <text:p text:style-name="P1"><text:s text:c="40"/>vencimiento=cuota.getVencimiento2().substring(5);</text:p>
      <text:p text:style-name="P1"><text:s text:c="40"/>pagina.drawString("$"+plan.getMonto2()+" hasta "+vencimiento,columna1 + 11,renglon);</text:p>
      <text:p text:style-name="P1"><text:s text:c="40"/>pagina.drawString(String.valueOf(cliente.getCodigoId()),columna1 + 95,renglon);</text:p>
      <text:p text:style-name="P1"><text:s text:c="40"/>pagina.drawString(cuota.getPeriodo(),columna1 + 150,renglon);</text:p>
      <text:p text:style-name="P1"><text:s text:c="40"/>pagina.setFont(fuente9);</text:p>
      <text:p text:style-name="P1"><text:s text:c="40"/>pagina.drawString("CPN. JOSE G GIANDOMENICO",columna1 + 170,renglon - 47);</text:p>
      <text:p text:style-name="P1"><text:s text:c="40"/>pagina.drawString("TESORERO",columna1 + 190,renglon - 35);</text:p>
      <text:p text:style-name="P1"><text:s text:c="40"/>pagina.setFont(fuente);</text:p>
      <text:p text:style-name="P1"><text:soft-page-break/><text:s text:c="40"/>pagina.setFont(fuente);</text:p>
      <text:p text:style-name="P1"><text:s text:c="40"/>System.out.println("renglon tiene que estar en 10 esta en "+renglon);</text:p>
      <text:p text:style-name="P1"><text:s text:c="40"/>renglon=renglon + 20;</text:p>
      <text:p text:style-name="P1"><text:s text:c="40"/>renglonImagen=renglon;</text:p>
      <text:p text:style-name="P1"><text:s text:c="40"/>a=0;</text:p>
      <text:p text:style-name="P1"><text:s text:c="40"/>columna=columna -290;</text:p>
      <text:p text:style-name="P1"><text:s text:c="40"/>columna1=columna1 - 290;</text:p>
      <text:p text:style-name="P1"><text:s text:c="40"/>System.out.println("puntos "+columna+" "+columna1+" "+renglon+" "+renglonImagen+" "+a);</text:p>
      <text:p text:style-name="P1"><text:s text:c="36"/>}</text:p>
      <text:p text:style-name="P1"><text:s text:c="36"/>adeu.ActualizarComprobante(cliente);</text:p>
      <text:p text:style-name="P1"><text:s text:c="36"/></text:p>
      <text:p text:style-name="P1"><text:s text:c="32"/>}</text:p>
      <text:p text:style-name="P1"/>
      <text:p text:style-name="P1"><text:s text:c="32"/>break;</text:p>
      <text:p text:style-name="P1"><text:s text:c="28"/>case 2:</text:p>
      <text:p text:style-name="P1"><text:s text:c="32"/>//RECIBOS <text:s/></text:p>
      <text:p text:style-name="P1"><text:s text:c="32"/>//for(int aa=0;aa &lt; 3;aa++){</text:p>
      <text:p text:style-name="P1"><text:s text:c="32"/></text:p>
      <text:p text:style-name="P1"><text:s text:c="32"/></text:p>
      <text:p text:style-name="P1"><text:s text:c="32"/>//Image imagen1=.getImage("C://Gestion//imagen//encabezado.jpg");</text:p>
      <text:p text:style-name="P1"><text:s text:c="32"/>imagen= ImageIO.read(new File("C://Gestion//imagen//encabezado.jpg"));</text:p>
      <text:p text:style-name="P1"><text:s text:c="32"/>//imagen.getGraphics () ;</text:p>
      <text:p text:style-name="P1"><text:s text:c="32"/>//Graphics g = pj.getGraphics (); </text:p>
      <text:p text:style-name="P1"><text:s text:c="32"/>//g.drawImage (imagen, 0, 0,798, 497, Color.white, null); </text:p>
      <text:p text:style-name="P1"><text:s text:c="32"/>//g.dispose (); </text:p>
      <text:p text:style-name="P1"><text:s text:c="32"/>il=listado.listIterator();</text:p>
      <text:p text:style-name="P1"><text:s text:c="32"/>b=0;</text:p>
      <text:p text:style-name="P1"><text:s text:c="32"/></text:p>
      <text:p text:style-name="P1"><text:s text:c="32"/>//int ba=0;</text:p>
      <text:p text:style-name="P1"><text:s text:c="32"/>while(il.hasNext()){</text:p>
      <text:p text:style-name="P1"><text:s text:c="36"/>a++;</text:p>
      <text:p text:style-name="P1"><text:s text:c="36"/>b++;</text:p>
      <text:p text:style-name="P1"><text:s text:c="36"/></text:p>
      <text:p text:style-name="P1"><text:s text:c="36"/>cliente=(ClientesTango)il.next();</text:p>
      <text:p text:style-name="P1"><text:s text:c="36"/></text:p>
      <text:p text:style-name="P1"><text:s text:c="36"/>//encabezado</text:p>
      <text:p text:style-name="P1"><text:s text:c="36"/>//renglon=20;</text:p>
      <text:p text:style-name="P1"><text:s text:c="36"/>//columna=90;</text:p>
      <text:p text:style-name="P1"><text:s text:c="36"/>if(b==9){</text:p>
      <text:p text:style-name="P1"><text:s text:c="40"/>//b=1;</text:p>
      <text:p text:style-name="P1"><text:s text:c="40"/>pagina.dispose();</text:p>
      <text:p text:style-name="P1"><text:s text:c="40"/>pagina = pj.getGraphics();</text:p>
      <text:p text:style-name="P1"><text:s text:c="24"/>//pagina=pj.jobAttributes;</text:p>
      <text:p text:style-name="P1"><text:tab/><text:tab/><text:tab/>pagina.setFont(fuente);</text:p>
      <text:p text:style-name="P1"><text:tab/><text:tab/><text:tab/>pagina.setColor(Color.black);</text:p>
      <text:p text:style-name="P1"><text:s text:c="24"/>//DecimalFormat fr=new DecimalFormat("#####.##");</text:p>
      <text:p text:style-name="P1"><text:s text:c="40"/>b=1;</text:p>
      <text:p text:style-name="P1"><text:s text:c="40"/>renglon=10;</text:p>
      <text:p text:style-name="P1"><text:s text:c="40"/>columna=150;</text:p>
      <text:p text:style-name="P1"><text:s text:c="40"/>columna1=20;</text:p>
      <text:p text:style-name="P1"><text:s text:c="40"/>renglonImagen=10;</text:p>
      <text:p text:style-name="P1"><text:soft-page-break/><text:s text:c="40"/></text:p>
      <text:p text:style-name="P1"><text:s text:c="36"/>}</text:p>
      <text:p text:style-name="P1"><text:s text:c="36"/>if(a==1){</text:p>
      <text:p text:style-name="P1"><text:s text:c="40"/>//pagina.drawImage(imagen,columna1,renglonImagen,null);</text:p>
      <text:p text:style-name="P1"/>
      <text:p text:style-name="P1"><text:s text:c="40"/>//Graphics g = pj.getGraphics (); </text:p>
      <text:p text:style-name="P1"><text:s text:c="40"/>//g.drawImage (imagen, 0, 0,798, 497, Color.white, null);</text:p>
      <text:p text:style-name="P1"><text:s text:c="40"/>//pagina=g;</text:p>
      <text:p text:style-name="P1"><text:s text:c="40"/>pagina.drawImage(imagen,10,renglon,280,195, null);</text:p>
      <text:p text:style-name="P1"/>
      <text:p text:style-name="P1"><text:s text:c="40"/>/*</text:p>
      <text:p text:style-name="P1"><text:s text:c="40"/>pagina.drawString("San Martin 2819 P.A. Of. 1",columna,renglon);</text:p>
      <text:p text:style-name="P1"><text:s text:c="40"/>renglon=renglon + 10;</text:p>
      <text:p text:style-name="P1"><text:s text:c="40"/>pagina.drawString("Tel: 0342-4532651",columna,renglon);</text:p>
      <text:p text:style-name="P1"><text:s text:c="40"/>renglon=renglon + 10;</text:p>
      <text:p text:style-name="P1"><text:s text:c="40"/>pagina.drawString("E-mail: aseavyt@gigared.com",columna,renglon);</text:p>
      <text:p text:style-name="P1"><text:s text:c="40"/>renglon=renglon + 10;</text:p>
      <text:p text:style-name="P1"><text:s text:c="40"/>pagina.setFont(fuente3);</text:p>
      <text:p text:style-name="P1"><text:s text:c="40"/>pagina.drawString("CUIT.:30-61200162-2",columna,renglon);</text:p>
      <text:p text:style-name="P1"><text:s text:c="40"/>pagina.setFont(fuente1);</text:p>
      <text:p text:style-name="P1"><text:s text:c="40"/>*/</text:p>
      <text:p text:style-name="P1"><text:s text:c="40"/>renglon=renglon + 105;</text:p>
      <text:p text:style-name="P1"><text:s text:c="40"/>//cuerpo</text:p>
      <text:p text:style-name="P1"><text:s text:c="40"/>pagina.setFont(fuente6);</text:p>
      <text:p text:style-name="P1"><text:s text:c="40"/>pagina.drawString(cliente.getRazonSocial(),columna1 + 15,renglon);</text:p>
      <text:p text:style-name="P1"><text:s text:c="40"/>renglon=renglon + 12;</text:p>
      <text:p text:style-name="P1"><text:s text:c="40"/>pagina.drawString(cliente.getDireccion(),columna1 + 15,renglon);</text:p>
      <text:p text:style-name="P1"><text:s text:c="40"/>renglon=renglon + 12;</text:p>
      <text:p text:style-name="P1"><text:s text:c="40"/>pagina.drawString(cliente.getLocalidad(),columna1 + 15,renglon);</text:p>
      <text:p text:style-name="P1"><text:s text:c="40"/>// pie</text:p>
      <text:p text:style-name="P1"><text:s text:c="40"/>renglon=renglon + 20;</text:p>
      <text:p text:style-name="P1"><text:s text:c="40"/>pagina.setFont(fuente);</text:p>
      <text:p text:style-name="P1"><text:s text:c="40"/>//pagina.drawString("IMPORTE",columna1,renglon);</text:p>
      <text:p text:style-name="P1"><text:s text:c="40"/>//pagina.drawString("SOCIO",columna1 + 80,renglon);</text:p>
      <text:p text:style-name="P1"><text:s text:c="40"/>//pagina.drawString("FECHA",columna1 + 140,renglon);</text:p>
      <text:p text:style-name="P1"><text:s text:c="40"/>renglon=renglon + 15;</text:p>
      <text:p text:style-name="P1"><text:s text:c="40"/>pagina.setFont(fuente7);</text:p>
      <text:p text:style-name="P1"><text:s text:c="40"/>cuota=(Cuotas)genera.Cargar(1);</text:p>
      <text:p text:style-name="P1"><text:s text:c="40"/>plan=(Planes)gen.Cargar(cliente.getListaDePrecios());</text:p>
      <text:p text:style-name="P1"><text:s text:c="40"/>vencimiento=cuota.getVencimiento1().substring(5);</text:p>
      <text:p text:style-name="P1"><text:s text:c="40"/>pagina.drawString("$"+plan.getMonto1()+" hasta "+vencimiento,columna1 + 5,renglon);</text:p>
      <text:p text:style-name="P1"><text:s text:c="40"/>renglon=renglon + 10;</text:p>
      <text:p text:style-name="P1"><text:s text:c="40"/>vencimiento=cuota.getVencimiento2().substring(5);</text:p>
      <text:p text:style-name="P1"><text:s text:c="40"/>pagina.drawString("$"+plan.getMonto2()+" hasta "+vencimiento,columna1 + 5,renglon);</text:p>
      <text:p text:style-name="P1"><text:s text:c="40"/>pagina.drawString(String.valueOf(cliente.getCodigoId()),columna1 + 95,renglon);</text:p>
      <text:p text:style-name="P1"><text:s text:c="40"/>pagina.drawString(cuota.getPeriodo(),columna1 + 150,renglon);</text:p>
      <text:p text:style-name="P1"><text:s text:c="40"/>pagina.setFont(fuente);</text:p>
      <text:p text:style-name="P1"><text:s text:c="40"/>//pagina.drawImage(imagen,columna1,renglonImagen,null);</text:p>
      <text:p text:style-name="P1"><text:s text:c="40"/>System.out.println("renglon tiene que estar en 10 esta en "+renglon);</text:p>
      <text:p text:style-name="P1"><text:soft-page-break/><text:s text:c="40"/>renglon=renglon - 169;</text:p>
      <text:p text:style-name="P1"><text:s text:c="40"/>//renglonImagen=renglon - 10;</text:p>
      <text:p text:style-name="P1"><text:s text:c="40"/>System.out.println("puntos "+columna+" "+columna1+" "+renglon+" "+renglonImagen+" "+a);</text:p>
      <text:p text:style-name="P1"><text:s text:c="36"/>}else{</text:p>
      <text:p text:style-name="P1"><text:s text:c="40"/>columna=columna +290;</text:p>
      <text:p text:style-name="P1"><text:s text:c="40"/>columna1=columna1 + 290;</text:p>
      <text:p text:style-name="P1"><text:s text:c="40"/></text:p>
      <text:p text:style-name="P1"><text:s text:c="40"/>pagina.drawImage(imagen,300,renglonImagen,280,195, null);</text:p>
      <text:p text:style-name="P1"><text:s text:c="40"/>//pagina.drawImage(imagen,columna1,renglon, null);</text:p>
      <text:p text:style-name="P1"><text:s text:c="42"/>/* <text:s/></text:p>
      <text:p text:style-name="P1"><text:s text:c="40"/>pagina.drawString("San Martin 2819 P.A. Of. 1",columna,renglon);</text:p>
      <text:p text:style-name="P1"><text:s text:c="40"/>renglon=renglon + 10;</text:p>
      <text:p text:style-name="P1"><text:s text:c="40"/>pagina.drawString("Tel: 0342-4532651",columna,renglon);</text:p>
      <text:p text:style-name="P1"><text:s text:c="40"/>renglon=renglon + 10;</text:p>
      <text:p text:style-name="P1"><text:s text:c="40"/>pagina.drawString("E-mail: aseavyt@gigared.com",columna,renglon);</text:p>
      <text:p text:style-name="P1"><text:s text:c="40"/>renglon=renglon + 10;</text:p>
      <text:p text:style-name="P1"><text:s text:c="40"/>pagina.setFont(fuente3);</text:p>
      <text:p text:style-name="P1"><text:s text:c="40"/>pagina.drawString("CUIT.:30-61200162-2",columna,renglon);</text:p>
      <text:p text:style-name="P1"><text:s text:c="40"/>pagina.setFont(fuente1);</text:p>
      <text:p text:style-name="P1"><text:s text:c="44"/>*/</text:p>
      <text:p text:style-name="P1"><text:s text:c="40"/>renglon=renglon + 105;</text:p>
      <text:p text:style-name="P1"><text:s text:c="40"/>//cuerpo</text:p>
      <text:p text:style-name="P1"><text:s text:c="40"/>pagina.setFont(fuente6);</text:p>
      <text:p text:style-name="P1"><text:s text:c="40"/>pagina.drawString(cliente.getRazonSocial(),columna1 + 15,renglon);</text:p>
      <text:p text:style-name="P1"><text:s text:c="40"/>renglon=renglon + 12;</text:p>
      <text:p text:style-name="P1"><text:s text:c="40"/>pagina.drawString(cliente.getDireccion(),columna1 + 15,renglon);</text:p>
      <text:p text:style-name="P1"><text:s text:c="40"/>renglon=renglon + 12;</text:p>
      <text:p text:style-name="P1"><text:s text:c="40"/>pagina.drawString(cliente.getLocalidad(),columna1 + 15,renglon);</text:p>
      <text:p text:style-name="P1"><text:s text:c="40"/>// pie</text:p>
      <text:p text:style-name="P1"><text:s text:c="40"/>renglon=renglon + 20;</text:p>
      <text:p text:style-name="P1"><text:s text:c="40"/>//pagina.setFont(fuente);</text:p>
      <text:p text:style-name="P1"><text:s text:c="40"/>//pagina.drawString("IMPORTE",columna1,renglon);</text:p>
      <text:p text:style-name="P1"><text:s text:c="40"/>//pagina.drawString("SOCIO",columna1 + 80,renglon);</text:p>
      <text:p text:style-name="P1"><text:s text:c="40"/>//pagina.drawString("FECHA",columna1 + 140,renglon);</text:p>
      <text:p text:style-name="P1"><text:s text:c="40"/>renglon=renglon + 15;</text:p>
      <text:p text:style-name="P1"><text:s text:c="40"/>pagina.setFont(fuente7);</text:p>
      <text:p text:style-name="P1"><text:s text:c="40"/>cuota=(Cuotas)genera.Cargar(1);</text:p>
      <text:p text:style-name="P1"><text:s text:c="40"/>plan=(Planes)gen.Cargar(cliente.getListaDePrecios());</text:p>
      <text:p text:style-name="P1"><text:s text:c="40"/>vencimiento=cuota.getVencimiento1().substring(5);</text:p>
      <text:p text:style-name="P1"><text:s text:c="40"/>pagina.drawString("$"+plan.getMonto1()+" hasta "+vencimiento,columna1 + 5,renglon);</text:p>
      <text:p text:style-name="P1"><text:s text:c="40"/>renglon=renglon + 10;</text:p>
      <text:p text:style-name="P1"><text:s text:c="40"/>vencimiento=cuota.getVencimiento2().substring(5);</text:p>
      <text:p text:style-name="P1"><text:s text:c="40"/>pagina.drawString("$"+plan.getMonto2()+" hasta "+vencimiento,columna1 + 5,renglon);</text:p>
      <text:p text:style-name="P1"><text:s text:c="40"/>pagina.drawString(String.valueOf(cliente.getCodigoId()),columna1 + 95,renglon);</text:p>
      <text:p text:style-name="P1"><text:s text:c="40"/>pagina.drawString(cuota.getPeriodo(),columna1 + 150,renglon);</text:p>
      <text:p text:style-name="P1"><text:s text:c="40"/>pagina.setFont(fuente);</text:p>
      <text:p text:style-name="P1"><text:s text:c="40"/>System.out.println("renglon tiene que estar en 10 esta en "+renglon);</text:p>
      <text:p text:style-name="P1"><text:s text:c="40"/>renglon=renglon + 10;</text:p>
      <text:p text:style-name="P1"><text:soft-page-break/><text:s text:c="40"/>renglonImagen=renglon;</text:p>
      <text:p text:style-name="P1"><text:s text:c="40"/>a=0;</text:p>
      <text:p text:style-name="P1"><text:s text:c="40"/>columna=columna -290;</text:p>
      <text:p text:style-name="P1"><text:s text:c="40"/>columna1=columna1 - 290;</text:p>
      <text:p text:style-name="P1"><text:s text:c="40"/>System.out.println("puntos "+columna+" "+columna1+" "+renglon+" "+renglonImagen+" "+a);</text:p>
      <text:p text:style-name="P1"><text:s text:c="36"/>}</text:p>
      <text:p text:style-name="P1"><text:s text:c="36"/>//adeu.PagarComprobante(cliente);</text:p>
      <text:p text:style-name="P1"><text:s text:c="32"/>}</text:p>
      <text:p text:style-name="P1"><text:s text:c="31"/>//pagina.drawString("Fecha :",470,87);</text:p>
      <text:p text:style-name="P1"><text:s text:c="31"/>//pagina.drawString("ES UNA PRUEBA ", 45,163);</text:p>
      <text:p text:style-name="P1"><text:s text:c="31"/></text:p>
      <text:p text:style-name="P1"><text:s text:c="31"/>//cuerpo</text:p>
      <text:p text:style-name="P1"><text:s text:c="31"/></text:p>
      <text:p text:style-name="P1"><text:s text:c="31"/></text:p>
      <text:p text:style-name="P1"><text:s text:c="31"/>//pie</text:p>
      <text:p text:style-name="P1"><text:s text:c="31"/></text:p>
      <text:p text:style-name="P1"><text:s text:c="31"/></text:p>
      <text:p text:style-name="P1"><text:s text:c="31"/></text:p>
      <text:p text:style-name="P1"><text:s text:c="31"/>/*</text:p>
      <text:p text:style-name="P1"><text:s text:c="32"/>pagina.drawString(comp.getFechaComprobante(), 470, 87);</text:p>
      <text:p text:style-name="P1"><text:s text:c="32"/>pagina.drawString(comp.getCliente().getCodigoCliente()+" "+comp.getCliente().getRazonSocial(), 45, 163);</text:p>
      <text:p text:style-name="P1"><text:s text:c="32"/>pagina.drawString(comp.getCliente().getDireccion(), 45, 173);</text:p>
      <text:p text:style-name="P1"><text:s text:c="32"/>pagina.drawString("- 3000", 183, 173);</text:p>
      <text:p text:style-name="P1"><text:s text:c="32"/>pagina.drawString(comp.getCliente().getLocalidad(),233, 173);</text:p>
      <text:p text:style-name="P1"><text:s text:c="32"/>pagina.drawString("COND DE VENTA :",370, 173);</text:p>
      <text:p text:style-name="P1"><text:s text:c="32"/>pagina.drawString("IVA RESPONSABLE INSCRIPTO",45, 183);</text:p>
      <text:p text:style-name="P1"><text:s text:c="32"/>pagina.drawString(comp.getCliente().getTelefono(),183, 183);</text:p>
      <text:p text:style-name="P1"><text:s text:c="32"/>pagina.drawString("CUIT: "+comp.getCliente().getNumeroDeCuit(),370, 183);</text:p>
      <text:p text:style-name="P1"/>
      <text:p text:style-name="P1"/>
      <text:p text:style-name="P1"><text:s text:c="32"/>pagina.drawString("Cod. Art", 45, 213);</text:p>
      <text:p text:style-name="P1"><text:s text:c="32"/>pagina.drawString("Descripcion", 85, 213);</text:p>
      <text:p text:style-name="P1"><text:s text:c="32"/>pagina.drawString("Und", 273, 213);</text:p>
      <text:p text:style-name="P1"><text:s text:c="32"/>pagina.drawString("Cant", 293, 213);</text:p>
      <text:p text:style-name="P1"><text:s text:c="32"/>pagina.drawString("Eq.", 363, 213);</text:p>
      <text:p text:style-name="P1"><text:s text:c="32"/>pagina.drawString("Prec. Unit", 403,213);</text:p>
      <text:p text:style-name="P1"><text:s text:c="32"/>pagina.drawString("Importe", 490, 213);</text:p>
      <text:p text:style-name="P1"><text:s text:c="36"/>//DETALLE DE ARTICULOS DE LA FACTURA</text:p>
      <text:p text:style-name="P1"><text:s text:c="36"/>a=213;</text:p>
      <text:p text:style-name="P1"><text:s text:c="36"/>for(int i=0;i&lt; comp.getArticulos().size();i++){</text:p>
      <text:p text:style-name="P1"><text:s text:c="40"/>a=a+10;</text:p>
      <text:p text:style-name="P1"><text:s text:c="40"/>art=(Articulos)comp.getArticulos().get(i);</text:p>
      <text:p text:style-name="P1"><text:s text:c="40"/>pagina.drawString(art.getCodigo(), 45, a);</text:p>
      <text:p text:style-name="P1"><text:s text:c="40"/>pagina.drawString(art.getDescripcionArticulo(), 85, a);</text:p>
      <text:p text:style-name="P1"><text:s text:c="40"/>pagina.drawString(art.getUnidadDeMedida(), 270, a);</text:p>
      <text:p text:style-name="P1"><text:s text:c="40"/>pagina.drawString(fr.format(art.getCantidad()), 290,a);</text:p>
      <text:p text:style-name="P1"><text:s text:c="40"/>pagina.drawString(fr.format(art.getPesoUnitario()),360, a);</text:p>
      <text:p text:style-name="P1"><text:s text:c="41"/>Double tota=art.getPrecioUnitario() / art.getCantidad();</text:p>
      <text:p text:style-name="P1"><text:s text:c="40"/>pagina.drawString(fr.format(tota),400, a);</text:p>
      <text:p text:style-name="P1"><text:s text:c="40"/>pagina.drawString(fr.format(art.getPrecioUnitario()),490, a);</text:p>
      <text:p text:style-name="P1"><text:soft-page-break/></text:p>
      <text:p text:style-name="P1"><text:s text:c="36"/>}</text:p>
      <text:p text:style-name="P1"><text:s text:c="36"/>pagina.drawString("________________________________", 270,563);</text:p>
      <text:p text:style-name="P1"><text:s text:c="36"/>pagina.drawString("CONFORMIDAD DEL CLIENTE PARA PROCESAR ",260,577);</text:p>
      <text:p text:style-name="P1"><text:s text:c="36"/>//OBSERVACIONES</text:p>
      <text:p text:style-name="P1"><text:s text:c="36"/>pagina.drawString("LEYENDA 1",45,563);</text:p>
      <text:p text:style-name="P1"><text:s text:c="36"/>pagina.drawString("LEYENDA 2", 45, 573);</text:p>
      <text:p text:style-name="P1"><text:s text:c="36"/>pagina.drawString("LEYENDA 3",45,583);</text:p>
      <text:p text:style-name="P1"/>
      <text:p text:style-name="P1"/>
      <text:p text:style-name="P1"><text:s text:c="36"/>// SON PESOS:</text:p>
      <text:p text:style-name="P1"><text:s text:c="36"/>pagina.drawString("SON PESOS :",45,603);</text:p>
      <text:p text:style-name="P1"><text:s text:c="36"/>pagina.drawString("VENDEDOR :"+comp.getVendedor(), 45, 613);</text:p>
      <text:p text:style-name="P1"><text:s text:c="36"/>pagina.drawString("DTO : 0.00",125, 613);</text:p>
      <text:p text:style-name="P1"><text:s text:c="36"/>pagina.drawString("LP :"+comp.getCliente().getCondicionDePago(),195, 613);</text:p>
      <text:p text:style-name="P1"><text:s text:c="36"/>//TOTALES BRUTO - IVA - NETO</text:p>
      <text:p text:style-name="P1"><text:s text:c="37"/>bruto=comp.getMontoTotal() / 1.21;</text:p>
      <text:p text:style-name="P1"><text:s text:c="36"/>iv=comp.getMontoTotal() - bruto;</text:p>
      <text:p text:style-name="P1"><text:s text:c="36"/>neto=comp.getMontoTotal();</text:p>
      <text:p text:style-name="P1"><text:s text:c="36"/>pagina.drawString("21%",423,765);</text:p>
      <text:p text:style-name="P1"><text:s text:c="36"/>pagina.drawString(fr.format(bruto),45,775);</text:p>
      <text:p text:style-name="P1"><text:s text:c="36"/>pagina.drawString(fr.format(bruto),125,775);</text:p>
      <text:p text:style-name="P1"><text:s text:c="36"/>pagina.drawString(fr.format(bruto),225,775);</text:p>
      <text:p text:style-name="P1"><text:s text:c="36"/>pagina.drawString(fr.format(iv),423, 775);</text:p>
      <text:p text:style-name="P1"><text:s text:c="36"/>pagina.drawString(fr.format(neto),510,775);</text:p>
      <text:p text:style-name="P1"><text:s text:c="35"/>comp.guardarPedido(comp);</text:p>
      <text:p text:style-name="P1"><text:s text:c="35"/>*/</text:p>
      <text:p text:style-name="P1"><text:s text:c="32"/>break;</text:p>
      <text:p text:style-name="P1"><text:s text:c="32"/></text:p>
      <text:p text:style-name="P1"><text:s text:c="32"/></text:p>
      <text:p text:style-name="P1"><text:s text:c="24"/>}</text:p>
      <text:p text:style-name="P1"><text:s text:c="24"/></text:p>
      <text:p text:style-name="P1"/>
      <text:p text:style-name="P1"><text:tab/><text:tab/><text:tab/>pagina.dispose();</text:p>
      <text:p text:style-name="P1"><text:tab/><text:tab/><text:tab/>pj.end();</text:p>
      <text:p text:style-name="P1"><text:s text:c="24"/></text:p>
      <text:p text:style-name="P1"><text:tab/><text:tab/>//}catch(Exception e)</text:p>
      <text:p text:style-name="P1"><text:tab/><text:tab/>//{</text:p>
      <text:p text:style-name="P1"><text:tab/><text:tab/>//<text:tab/>System.out.println("LA IMPRESION HA SIDO CANCELADA..."+e);</text:p>
      <text:p text:style-name="P1"><text:tab/><text:tab/>//}</text:p>
      <text:p text:style-name="P1"><text:tab/>}//FIN DEL PROCEDIMIENTO imprimir(String...)</text:p>
      <text:p text:style-name="P1"><text:s text:c="4"/>public void ImprimirFactura(Object factura){</text:p>
      <text:p text:style-name="P1"><text:s text:c="8"/>Cajas comprobante=(Cajas) factura;</text:p>
      <text:p text:style-name="P1"><text:s text:c="8"/>//comprobante=comp;</text:p>
      <text:p text:style-name="P1"><text:s text:c="8"/>DecimalFormat fd=new DecimalFormat("00");</text:p>
      <text:p text:style-name="P1"><text:s text:c="8"/>Calendar c1=Calendar.getInstance();</text:p>
      <text:p text:style-name="P1"><text:tab/>Calendar c2=new GregorianCalendar();</text:p>
      <text:p text:style-name="P1"><text:tab/>String dia=Integer.toString(c2.get(Calendar.DAY_OF_MONTH));</text:p>
      <text:p text:style-name="P1"><text:tab/>String mes=Integer.toString(c2.get(Calendar.MONTH));</text:p>
      <text:p text:style-name="P1"><text:tab/>String ano=Integer.toString(c2.get(Calendar.YEAR));</text:p>
      <text:p text:style-name="P1"><text:soft-page-break/><text:tab/>String yy=ano.substring(2);</text:p>
      <text:p text:style-name="P1"><text:s text:c="8"/>int mess=Integer.parseInt(mes);</text:p>
      <text:p text:style-name="P1"><text:s text:c="8"/>mess++;</text:p>
      <text:p text:style-name="P1"><text:s text:c="8"/>mes=String.valueOf(mess);</text:p>
      <text:p text:style-name="P1"><text:s text:c="8"/>pagina = pj.getGraphics();</text:p>
      <text:p text:style-name="P1"><text:s text:c="24"/>//pagina=pj.jobAttributes;</text:p>
      <text:p text:style-name="P1"><text:tab/><text:tab/><text:tab/>pagina.setFont(fuente);</text:p>
      <text:p text:style-name="P1"><text:tab/><text:tab/><text:tab/>pagina.setColor(Color.black);</text:p>
      <text:p text:style-name="P1"><text:s text:c="24"/>DecimalFormat fr=new DecimalFormat("#####.##");</text:p>
      <text:p text:style-name="P1"><text:s text:c="24"/>//fecha</text:p>
      <text:p text:style-name="P1"><text:s text:c="24"/>pagina.drawString(dia, 344,86);</text:p>
      <text:p text:style-name="P1"><text:s text:c="24"/>pagina.drawString(mes,380,86);</text:p>
      <text:p text:style-name="P1"><text:s text:c="24"/>pagina.drawString(yy,404,86);</text:p>
      <text:p text:style-name="P1"><text:s text:c="24"/>// 1 er renglon</text:p>
      <text:p text:style-name="P1"><text:s text:c="24"/>pagina.drawString(comprobante.getCliente().getRazonSocial(),73,148);</text:p>
      <text:p text:style-name="P1"><text:s text:c="24"/>//2 do renglon</text:p>
      <text:p text:style-name="P1"><text:s text:c="24"/>pagina.drawString(comprobante.getCliente().getDireccion(), 73,163);</text:p>
      <text:p text:style-name="P1"><text:s text:c="24"/>pagina.drawString("SANTA FE",338,163);</text:p>
      <text:p text:style-name="P1"><text:s text:c="24"/>// 3 er renglon</text:p>
      <text:p text:style-name="P1"><text:s text:c="24"/>pagina.drawString("SANTA FE", 73,185);</text:p>
      <text:p text:style-name="P1"><text:s text:c="24"/>pagina.drawString(comprobante.getCliente().getTelefono(),194,185);</text:p>
      <text:p text:style-name="P1"><text:s text:c="24"/>pagina.drawString(comprobante.getCliente().getNumeroDeCuit(), 338,185);</text:p>
      <text:p text:style-name="P1"><text:s text:c="24"/></text:p>
      <text:p text:style-name="P1"><text:s text:c="24"/>//situacion iva</text:p>
      <text:p text:style-name="P1"><text:s text:c="24"/>int condicion=Integer.parseInt(comprobante.getCliente().getCondicionIva());</text:p>
      <text:p text:style-name="P1"><text:s text:c="24"/>System.out.println("condicion "+condicion);</text:p>
      <text:p text:style-name="P1"><text:s text:c="24"/>switch (condicion){</text:p>
      <text:p text:style-name="P1"><text:s text:c="28"/>case 0:</text:p>
      <text:p text:style-name="P1"><text:s text:c="32"/>pagina.drawString("X",82,206);</text:p>
      <text:p text:style-name="P1"><text:s text:c="32"/>break;</text:p>
      <text:p text:style-name="P1"><text:s text:c="28"/>case 1:</text:p>
      <text:p text:style-name="P1"><text:s text:c="32"/>pagina.drawString("X",167,206);</text:p>
      <text:p text:style-name="P1"><text:s text:c="32"/>break;</text:p>
      <text:p text:style-name="P1"><text:s text:c="28"/>case 2:</text:p>
      <text:p text:style-name="P1"><text:s text:c="32"/>pagina.drawString("X", 254,206);</text:p>
      <text:p text:style-name="P1"><text:s text:c="32"/>break;</text:p>
      <text:p text:style-name="P1"><text:s text:c="28"/>case 3:</text:p>
      <text:p text:style-name="P1"><text:s text:c="32"/>pagina.drawString("X", 361,206);</text:p>
      <text:p text:style-name="P1"><text:s text:c="32"/>break;</text:p>
      <text:p text:style-name="P1"><text:s text:c="28"/>case 4:</text:p>
      <text:p text:style-name="P1"><text:s text:c="32"/>pagina.drawString("X",82,226);</text:p>
      <text:p text:style-name="P1"><text:s text:c="32"/>break;</text:p>
      <text:p text:style-name="P1"><text:s text:c="28"/>case 5:</text:p>
      <text:p text:style-name="P1"><text:s text:c="32"/>pagina.drawString("X",167,226);</text:p>
      <text:p text:style-name="P1"><text:s text:c="32"/>break;</text:p>
      <text:p text:style-name="P1"><text:s text:c="28"/>case 6:</text:p>
      <text:p text:style-name="P1"><text:s text:c="32"/>pagina.drawString("X",254,226);</text:p>
      <text:p text:style-name="P1"><text:s text:c="32"/>break;</text:p>
      <text:p text:style-name="P1"><text:s text:c="28"/>case 7:</text:p>
      <text:p text:style-name="P1"><text:s text:c="32"/>pagina.drawString("X",361,226);</text:p>
      <text:p text:style-name="P1"><text:s text:c="32"/>break;</text:p>
      <text:p text:style-name="P1"><text:s text:c="32"/></text:p>
      <text:p text:style-name="P1"><text:soft-page-break/><text:s text:c="24"/>}</text:p>
      <text:p text:style-name="P1"><text:s text:c="24"/>//articulos</text:p>
      <text:p text:style-name="P1"><text:s text:c="24"/>Iterator itA=comprobante.getListadoDeArticulos().listIterator();</text:p>
      <text:p text:style-name="P1"><text:s text:c="24"/>Articulos articulo=new Articulos();</text:p>
      <text:p text:style-name="P1"><text:s text:c="24"/>Integer renglonI=416;</text:p>
      <text:p text:style-name="P1"><text:s text:c="24"/>while(itA.hasNext()){</text:p>
      <text:p text:style-name="P1"><text:s text:c="28"/>articulo=(Articulos)itA.next();</text:p>
      <text:p text:style-name="P1"><text:s text:c="28"/>pagina.drawString(articulo.getDescripcionArticulo(),50,renglonI);</text:p>
      <text:p text:style-name="P1"><text:s text:c="28"/>pagina.drawString(String.valueOf(articulo.getPrecioUnitarioNeto()),404,renglonI);</text:p>
      <text:p text:style-name="P1"><text:s text:c="28"/>renglonI=renglonI + 15;</text:p>
      <text:p text:style-name="P1"><text:s text:c="24"/>}</text:p>
      <text:p text:style-name="P1"><text:s text:c="24"/>pagina.drawString(String.valueOf(comprobante.getMontoTotal()), 404,523);</text:p>
      <text:p text:style-name="P1"><text:s text:c="8"/>pagina.dispose();</text:p>
      <text:p text:style-name="P1"><text:s text:c="8"/>pj.end();</text:p>
      <text:p text:style-name="P1"><text:s text:c="4"/>}</text:p>
      <text:p text:style-name="P1"><text:s text:c="4"/>public void ImprimirRecibos(Comprobantes comp) throws IOException{</text:p>
      <text:p text:style-name="P1"><text:s text:c="8"/>Comprobantes comprobante=new Comprobantes();</text:p>
      <text:p text:style-name="P1"><text:s text:c="8"/>//BufferedImage imagen= ImageIO.read(new File("C://Gestion//imagen//encabezado.jpg"));</text:p>
      <text:p text:style-name="P1"><text:s text:c="8"/>comprobante=comp;</text:p>
      <text:p text:style-name="P1"><text:s text:c="8"/>int nnum=comprobante.getNumero();</text:p>
      <text:p text:style-name="P1"><text:s text:c="8"/>DecimalFormat fd=new DecimalFormat("00");</text:p>
      <text:p text:style-name="P1"><text:s text:c="8"/>Calendar c1=Calendar.getInstance();</text:p>
      <text:p text:style-name="P1"><text:tab/>Calendar c2=new GregorianCalendar();</text:p>
      <text:p text:style-name="P1"><text:tab/>String dia=Integer.toString(c2.get(Calendar.DAY_OF_MONTH));</text:p>
      <text:p text:style-name="P1"><text:tab/>String mes=Integer.toString(c2.get(Calendar.MONTH));</text:p>
      <text:p text:style-name="P1"><text:tab/>String ano=Integer.toString(c2.get(Calendar.YEAR));</text:p>
      <text:p text:style-name="P1"><text:tab/>String yy=ano.substring(2);</text:p>
      <text:p text:style-name="P1"><text:s text:c="8"/>/*</text:p>
      <text:p text:style-name="P1"><text:s text:c="8"/>int mess=Integer.parseInt(mes);</text:p>
      <text:p text:style-name="P1"><text:s text:c="8"/>mess++;</text:p>
      <text:p text:style-name="P1"><text:s text:c="8"/>switch (mess){</text:p>
      <text:p text:style-name="P1"><text:s text:c="12"/>case 1:</text:p>
      <text:p text:style-name="P1"><text:s text:c="16"/>mes="ENERO";</text:p>
      <text:p text:style-name="P1"><text:s text:c="16"/>break;</text:p>
      <text:p text:style-name="P1"><text:s text:c="12"/>case 2:</text:p>
      <text:p text:style-name="P1"><text:s text:c="16"/>mes="FEBRERO";</text:p>
      <text:p text:style-name="P1"><text:s text:c="16"/>break;</text:p>
      <text:p text:style-name="P1"><text:s text:c="12"/>case 3:</text:p>
      <text:p text:style-name="P1"><text:s text:c="16"/>mes="MARZO";</text:p>
      <text:p text:style-name="P1"><text:s text:c="16"/>break;</text:p>
      <text:p text:style-name="P1"><text:s text:c="12"/>case 4:</text:p>
      <text:p text:style-name="P1"><text:s text:c="16"/>mes="ABRIL";</text:p>
      <text:p text:style-name="P1"><text:s text:c="16"/>break;</text:p>
      <text:p text:style-name="P1"><text:s text:c="12"/>case 5:</text:p>
      <text:p text:style-name="P1"><text:s text:c="16"/>mes="MAYO";</text:p>
      <text:p text:style-name="P1"><text:s text:c="16"/>break;</text:p>
      <text:p text:style-name="P1"><text:s text:c="16"/>case 6:</text:p>
      <text:p text:style-name="P1"><text:s text:c="16"/>mes="JUNIO";</text:p>
      <text:p text:style-name="P1"><text:s text:c="16"/>break;</text:p>
      <text:p text:style-name="P1"><text:s text:c="16"/>case 7:</text:p>
      <text:p text:style-name="P1"><text:s text:c="20"/>mes="JULIO";</text:p>
      <text:p text:style-name="P1"><text:soft-page-break/><text:s text:c="20"/>break;</text:p>
      <text:p text:style-name="P1"><text:s text:c="16"/>case 8:</text:p>
      <text:p text:style-name="P1"><text:s text:c="20"/>mes="AGOSTO";</text:p>
      <text:p text:style-name="P1"><text:s text:c="20"/>break;</text:p>
      <text:p text:style-name="P1"><text:s text:c="16"/>case 9:</text:p>
      <text:p text:style-name="P1"><text:s text:c="20"/>mes="SETIEMBRE";</text:p>
      <text:p text:style-name="P1"><text:s text:c="20"/>break;</text:p>
      <text:p text:style-name="P1"><text:s text:c="16"/>case 10:</text:p>
      <text:p text:style-name="P1"><text:s text:c="20"/>mes="OCTUBRE";</text:p>
      <text:p text:style-name="P1"><text:s text:c="20"/>break;</text:p>
      <text:p text:style-name="P1"><text:s text:c="16"/>case 11:</text:p>
      <text:p text:style-name="P1"><text:s text:c="20"/>mes="NOVIEMBRE";</text:p>
      <text:p text:style-name="P1"><text:s text:c="20"/>break;</text:p>
      <text:p text:style-name="P1"><text:s text:c="16"/>case 12:</text:p>
      <text:p text:style-name="P1"><text:s text:c="20"/>mes="DICIEMBRE";</text:p>
      <text:p text:style-name="P1"><text:s text:c="20"/>break;</text:p>
      <text:p text:style-name="P1"><text:s text:c="20"/></text:p>
      <text:p text:style-name="P1"><text:s text:c="16"/></text:p>
      <text:p text:style-name="P1"><text:s text:c="8"/>}</text:p>
      <text:p text:style-name="P1"><text:s text:c="16"/>*/</text:p>
      <text:p text:style-name="P1"><text:s text:c="8"/>//mes=String.valueOf(mess);</text:p>
      <text:p text:style-name="P1"><text:s text:c="8"/>String mont=String.valueOf(comprobante.getMontoTotal());</text:p>
      <text:p text:style-name="P1"><text:s text:c="8"/>int posi=mont.indexOf(".");</text:p>
      <text:p text:style-name="P1"><text:s text:c="8"/>String numAConv=mont.substring(0,posi);</text:p>
      <text:p text:style-name="P1"><text:s text:c="8"/>posi++;</text:p>
      <text:p text:style-name="P1"><text:s text:c="8"/>String decimales=mont.substring(posi);</text:p>
      <text:p text:style-name="P1"><text:s text:c="8"/>pagina = pj.getGraphics();</text:p>
      <text:p text:style-name="P1"><text:s text:c="8"/>BufferedImage imagen= ImageIO.read(new File("C://Gestion//imagen//aseavyt-logoChico.jpg"));</text:p>
      <text:p text:style-name="P1"><text:s text:c="24"/>//pagina=pj.jobAttributes;</text:p>
      <text:p text:style-name="P1"><text:tab/><text:tab/><text:tab/>pagina.setFont(fuente10);</text:p>
      <text:p text:style-name="P1"><text:tab/><text:tab/><text:tab/>pagina.setColor(Color.black);</text:p>
      <text:p text:style-name="P1"><text:s text:c="24"/>DecimalFormat fr=new DecimalFormat("#####.##");</text:p>
      <text:p text:style-name="P1"><text:s text:c="8"/></text:p>
      <text:p text:style-name="P1"><text:s text:c="24"/>//pagina.drawImage(imagen,130,10,280,50,null);</text:p>
      <text:p text:style-name="P1"><text:s text:c="24"/>//pagina.drawString("RECIBO",200,140);</text:p>
      <text:p text:style-name="P1"><text:s text:c="24"/>//pagina.setFont(fuente);</text:p>
      <text:p text:style-name="P1"><text:s text:c="24"/>//imagen= ImageIO.read(new File("C://Gestion//imagen//fondoRec.jpg"));</text:p>
      <text:p text:style-name="P1"><text:s text:c="24"/>//pagina.drawImage(imagen,160,120,160,70,null);</text:p>
      <text:p text:style-name="P1"><text:s text:c="24"/>Double num=Numeros.ConvertirStringADouble(numAConv);</text:p>
      <text:p text:style-name="P1"><text:s text:c="24"/>pagina.drawString("RECIBO N° :"+nnum,130,110);</text:p>
      <text:p text:style-name="P1"><text:s text:c="24"/>pagina.setFont(fuente10);</text:p>
      <text:p text:style-name="P1"><text:s text:c="24"/>//pagina.drawString("N° "+nnum,150,110);</text:p>
      <text:p text:style-name="P1"><text:s text:c="24"/>//pagina.drawLine(10, 80, 560, 80);</text:p>
      <text:p text:style-name="P1"><text:s text:c="24"/>pagina.setFont(fuente10);</text:p>
      <text:p text:style-name="P1"><text:s text:c="24"/>pagina.drawString("Original",430,110);</text:p>
      <text:p text:style-name="P1"><text:s text:c="24"/>//pagina.drawString("PERSONERÍA JURÍDICA 12815",20 ,100);</text:p>
      <text:p text:style-name="P1"><text:s text:c="24"/>//pagina.drawString("San Martin 2819 - Pta Alta - Oficina 1", 20,110);</text:p>
      <text:p text:style-name="P1"><text:s text:c="24"/>//pagina.drawString("Tel/Fax: (0342) 4532651 - (S3000FSI) Santa Fe", 300,100);</text:p>
      <text:p text:style-name="P1"><text:s text:c="24"/>//pagina.drawString("E-mail: secretaria@aseavyt.org.ar - Web:www.aseavyt.org.ar",300,110);</text:p>
      <text:p text:style-name="P1"><text:s text:c="24"/>//pagina.drawLine(10, 130, 560, 130);</text:p>
      <text:p text:style-name="P1"><text:soft-page-break/><text:s text:c="8"/>//Double num=Numeros.ConvertirStringADouble(numAConv);</text:p>
      <text:p text:style-name="P1"><text:s text:c="8"/>pagina.setFont(fuente10);</text:p>
      <text:p text:style-name="P1"><text:s text:c="8"/></text:p>
      <text:p text:style-name="P1"><text:s text:c="8"/>pagina.drawString("Fecha :"+dia+"/"+mes+"/"+ano,300,110);</text:p>
      <text:p text:style-name="P1"><text:s text:c="8"/>//pagina.drawLine(70, 110, 200, 110);</text:p>
      <text:p text:style-name="P1"><text:s text:c="8"/>pagina.drawString("Cliente "+comprobante.getCliente().getRazonSocial(),130,120);</text:p>
      <text:p text:style-name="P1"><text:s text:c="8"/>pagina.drawString("Dirección :"+comprobante.getCliente().getDireccion(), 300,120);</text:p>
      <text:p text:style-name="P1"><text:s text:c="8"/>pagina.drawString("CUIT :"+comprobante.getCliente().getNumeroDeCuit(),130,130);</text:p>
      <text:p text:style-name="P1"><text:s text:c="8"/>//pagina.drawString("Cond. IVA :"+comprobante.getCliente().getCondicionIva(),10,180);</text:p>
      <text:p text:style-name="P1"><text:s text:c="8"/>pagina.drawLine(10, 140, 560, 140);</text:p>
      <text:p text:style-name="P1"><text:s text:c="8"/>pagina.drawString("Recibimos la cantidad de Pesos "+NumberToLetterConverter.convertNumberToLetter(num)+" con / "+decimales, 130,160);</text:p>
      <text:p text:style-name="P1"><text:s text:c="8"/>pagina.drawLine(10, 180, 560, 180);</text:p>
      <text:p text:style-name="P1"><text:s text:c="8"/>pagina.drawString("en concepto de "+comprobante.getConcepto(),130,200);</text:p>
      <text:p text:style-name="P1"><text:s text:c="8"/>//pagina.drawLine(15, 170, 440, 170);</text:p>
      <text:p text:style-name="P1"><text:s text:c="8"/>pagina.drawLine(130, 330, 250, 330);</text:p>
      <text:p text:style-name="P1"><text:s text:c="8"/>pagina.setFont(fuente10);</text:p>
      <text:p text:style-name="P1"><text:s text:c="8"/>pagina.drawString("Total del Recibo : $"+mont,130,340);</text:p>
      <text:p text:style-name="P1"><text:s text:c="8"/>pagina.setFont(fuente3);</text:p>
      <text:p text:style-name="P1"><text:s text:c="8"/>//pagina.drawLine(100, 350, 220, 350);</text:p>
      <text:p text:style-name="P1"><text:s text:c="8"/>pagina.drawLine(410, 330, 510, 330);</text:p>
      <text:p text:style-name="P1"><text:s text:c="8"/>pagina.drawString("por ASEAVYT", 430, 340);</text:p>
      <text:p text:style-name="P1"><text:s text:c="8"/>// ACA EMPIEZA EL DUPLICADO</text:p>
      <text:p text:style-name="P1"><text:s text:c="8"/></text:p>
      <text:p text:style-name="P1"><text:s text:c="8"/>imagen= ImageIO.read(new File("C://Gestion//imagen//aseavyt-logoChico.jpg"));</text:p>
      <text:p text:style-name="P1"><text:s text:c="24"/>//pagina=pj.jobAttributes;</text:p>
      <text:p text:style-name="P1"><text:tab/><text:tab/><text:tab/>pagina.setFont(fuente10);</text:p>
      <text:p text:style-name="P1"><text:tab/><text:tab/><text:tab/>pagina.setColor(Color.black);</text:p>
      <text:p text:style-name="P1"><text:s text:c="24"/>fr=new DecimalFormat("#####.##");</text:p>
      <text:p text:style-name="P1"><text:s text:c="8"/></text:p>
      <text:p text:style-name="P1"><text:s text:c="24"/>//pagina.drawImage(imagen,130,430,280,50,null);</text:p>
      <text:p text:style-name="P1"><text:s text:c="24"/>//pagina.drawString("RECIBO",200,140);</text:p>
      <text:p text:style-name="P1"><text:s text:c="24"/>//pagina.setFont(fuente);</text:p>
      <text:p text:style-name="P1"><text:s text:c="24"/>//imagen= ImageIO.read(new File("C://Gestion//imagen//fondoRec.jpg"));</text:p>
      <text:p text:style-name="P1"><text:s text:c="24"/>//pagina.drawImage(imagen,160,540,160,70,null);</text:p>
      <text:p text:style-name="P1"><text:s text:c="24"/>num=Numeros.ConvertirStringADouble(numAConv);</text:p>
      <text:p text:style-name="P1"><text:s text:c="24"/>pagina.drawString("RECIBO N°:"+nnum,130,530);</text:p>
      <text:p text:style-name="P1"><text:s text:c="24"/>pagina.setFont(fuente10);</text:p>
      <text:p text:style-name="P1"><text:s text:c="24"/>//pagina.drawString("N° "+nnum,90,490);</text:p>
      <text:p text:style-name="P1"><text:s text:c="24"/>//pagina.drawLine(10, 500, 560, 500);</text:p>
      <text:p text:style-name="P1"><text:s text:c="24"/>/*</text:p>
      <text:p text:style-name="P1"><text:s text:c="24"/>pagina.setFont(fuente4);</text:p>
      <text:p text:style-name="P1"><text:s text:c="24"/>pagina.drawString("Duplicado",430,530);</text:p>
      <text:p text:style-name="P1"><text:s text:c="24"/>pagina.drawString("PERSONERÍA JURÍDICA 12815",20 ,520);</text:p>
      <text:p text:style-name="P1"><text:s text:c="24"/>pagina.drawString("San Martin 2819 - Pta Alta - Oficina 1", 20,530);</text:p>
      <text:p text:style-name="P1"><text:s text:c="24"/>pagina.drawString("Tel/Fax: (0342) 4532651 - (S3000FSI) Santa Fe", 300,520);</text:p>
      <text:p text:style-name="P1"><text:s text:c="24"/>pagina.drawString("E-mail: secretaria@aseavyt.org.ar - Web:www.aseavyt.org.ar",300,530);</text:p>
      <text:p text:style-name="P1"><text:s text:c="24"/>pagina.drawLine(10, 550, 560, 550);</text:p>
      <text:p text:style-name="P1"><text:s text:c="32"/>*/</text:p>
      <text:p text:style-name="P1"><text:s text:c="8"/>//Double num=Numeros.ConvertirStringADouble(numAConv);</text:p>
      <text:p text:style-name="P1"><text:s text:c="8"/>pagina.setFont(fuente10);</text:p>
      <text:p text:style-name="P1"><text:soft-page-break/><text:s text:c="8"/>//130,530</text:p>
      <text:p text:style-name="P1"><text:s text:c="8"/>pagina.drawString("Fecha :"+dia+" de "+mes+" de "+ano,300,530);</text:p>
      <text:p text:style-name="P1"><text:s text:c="8"/>//pagina.drawLine(70, 110, 200, 110);</text:p>
      <text:p text:style-name="P1"><text:s text:c="8"/>pagina.drawString("Cliente :"+comprobante.getCliente().getRazonSocial(),130,540);</text:p>
      <text:p text:style-name="P1"><text:s text:c="8"/>pagina.drawString("Dirección :"+comprobante.getCliente().getDireccion(), 300,540);</text:p>
      <text:p text:style-name="P1"><text:s text:c="8"/>pagina.drawString("CUIT :"+comprobante.getCliente().getNumeroDeCuit(),130,550);</text:p>
      <text:p text:style-name="P1"><text:s text:c="8"/>//pagina.drawString("Cond. IVA :"+comprobante.getCliente().getCondicionIva(),10,180);</text:p>
      <text:p text:style-name="P1"><text:s text:c="8"/>pagina.drawLine(10, 570, 560, 570);</text:p>
      <text:p text:style-name="P1"><text:s text:c="8"/>pagina.drawString("Recibimos la cantidad de Pesos "+NumberToLetterConverter.convertNumberToLetter(num)+" con / "+decimales, 130,590);</text:p>
      <text:p text:style-name="P1"><text:s text:c="8"/>pagina.drawLine(10, 610, 560, 610);</text:p>
      <text:p text:style-name="P1"><text:s text:c="8"/>pagina.drawString("en concepto de "+comprobante.getConcepto(),130,620);</text:p>
      <text:p text:style-name="P1"><text:s text:c="8"/>//pagina.drawLine(15, 170, 440, 170);</text:p>
      <text:p text:style-name="P1"><text:s text:c="8"/>pagina.drawLine(130, 750, 250, 750);</text:p>
      <text:p text:style-name="P1"><text:s text:c="8"/>pagina.setFont(fuente10);</text:p>
      <text:p text:style-name="P1"><text:s text:c="8"/>pagina.drawString("Total del Recibo : $"+mont,130,760);</text:p>
      <text:p text:style-name="P1"><text:s text:c="8"/>pagina.setFont(fuente3);</text:p>
      <text:p text:style-name="P1"><text:s text:c="8"/>//pagina.drawLine(100, 770, 220, 770);</text:p>
      <text:p text:style-name="P1"><text:s text:c="8"/>pagina.drawLine(410, 750, 510, 750);</text:p>
      <text:p text:style-name="P1"><text:s text:c="8"/>pagina.drawString("por ASEAVYT", 430, 760);</text:p>
      <text:p text:style-name="P1"><text:s text:c="8"/>pagina.dispose();</text:p>
      <text:p text:style-name="P1"><text:s text:c="8"/>pj.end();</text:p>
      <text:p text:style-name="P1"><text:s text:c="4"/>}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09:52:51.631000000</meta:creation-date>
    <dc:date>2015-01-18T10:25:32.151000000</dc:date>
    <meta:editing-duration>PT17M27S</meta:editing-duration>
    <meta:editing-cycles>1</meta:editing-cycles>
    <meta:document-statistic meta:table-count="0" meta:image-count="0" meta:object-count="0" meta:page-count="14" meta:paragraph-count="654" meta:word-count="1458" meta:character-count="39924" meta:non-whitespace-character-count="20253"/>
    <meta:generator>LibreOffice/4.2.8.2$Windows_x86 LibreOffice_project/48d50dbfc06349262c9d50868e5c1f630a573ebd</meta:generator>
  </office:meta>
</office:document-meta>
</file>